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ъздаване на документ за печат</text:p>
      <text:p text:style-name="P1"/>
      <text:p text:style-name="P2">1. Override-ваме метода getReport:<text:line-break/>@Override<text:line-break/> protected Report getReport() {<text:line-break/> <text:s/>Report report = new Report("purchase_order",<text:line-break/>itemsTablePanel.getItems());<text:line-break/> <text:s/>report.setAutoSubreport1Class(PurchaseOrderItem.class);<text:line-break/> <text:s/>return report;<text:line-break/>}<text:line-break/></text:p>
      <text:p text:style-name="P2">и метода getHeaderEntity(), където връщаме ентити, което ползваме за информация в хедър/футър. Достъпно през header във репорта.</text:p>
      <text:p text:style-name="P2"><text:line-break/>Класът report има доста пропертита за различни случаи. В този случай ползваме удобния конструктор за репорт за единично ентити, оказвайки името на репорта (без .jasper), и колекции за 2-та подрепорта. В случая горе имаме само един (списъкът на purchase order item-ите) След това сетваме AutoSubreport1Class - класът по който ще бъде<text:line-break/>генериран автоматично табличен подрепорт 1.<text:line-break/></text:p>
      <text:p text:style-name="P2">Ако искаме да променим статично зададените в анотациите на класа дължини и полета (вж.т.2), можем да зададем модифицирани EntityProperties на Report обекта.</text:p>
      <text:p text:style-name="P2">При нужда от повече един вид репорт за дадена форма, се override-ва метода getReports вместо getReport.</text:p>
      <text:p text:style-name="P2">При нужда от подаване на допълнителни, специфични параметри към репорта, класът Report има Map за добавяне на такива параметри.</text:p>
      <text:p text:style-name="P2"><text:line-break/>2. На @Property-тата на @Entity-то, които искаме да се показват в автоматично-генерирани таблични репорти слагаме exportable=true и reportColumnWidth=число, изразяващо процентите, които заема колоната. Ако се ползва 1-ва колонка с пореден номер, тя заема 5%. (т.е. останалите колони трябва да са със сбор 95)<text:line-break/><text:line-break/>3. Създавме си репорта в iReport, като той трябва да следва няколко правила<text:line-break/>- subreport-ът (ако е автоматичен, както тук) да има тип JasperReport<text:line-break/>(а не default-ното String) и стойност - $P{SUBREPORT1}<text:line-break/>- да добавим параметър от тип JasperReport - SUBREPORT1 (и SUBREPORT2)<text:line-break/>- като data source на subreporta да сложим: new<text:line-break/>JRBeanCollectionDataSource($F{subreport1}) (реших да се подава<text:line-break/>колекция, а не data source, и той да се конструира в репорта. Тва може<text:line-break/>да се смени)<text:line-break/>- всички останалите полета се достъпват през $F{entity.fieldName}</text:p>
      <text:p text:style-name="P2">- да добавим два стила – acaciaReportStyle и acaciaReportBoldStyle. Най-удобно е да се копират от вече съществуващи репорти. Целта е да се предостави кирилица при експорт в PDF (механизъмът за което е доста специфичен)<text:line-break/><text:line-break/>4. За интернационализация, правим<text:line-break/>- report_name.properties в /reports директорията (т.е. там, където са<text:line-break/>всички репортни файлове)<text:line-break/>- името на Entity-то, underscore separated, мн.ч. .properties, за<text:line-break/>subreport-а. Т.е. PurchaseOrderItem &gt; purchase_order_items.properties<text:line-break/>- ако репортът е генериран, в properties файла key-овете (засега) са<text:line-break/>имената на property-тат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Bozhidar Bozhanov</dc:creator>
    <dc:date>2008-12-17T00:12:46</dc:date>
    <meta:editing-cycles>12</meta:editing-cycles>
    <meta:editing-duration>PT27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370" meta:character-count="2575"/>
  </office:meta>
</office:document-meta>
</file>